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cisa de ajuda ou tem alguma dúvida sobre nossos alimentos orgânicos, cosméticos naturais e produtos de limpeza ecológicos? Visite nossa seção de Contatos para suporte dedicado e informações detalhadas. Estamos aqui para tornar sua experiência Aromalma ainda mais gratificante e esclarecedo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22:29:01.178000000</meta:creation-date>
    <dc:date>2023-08-09T22:29:14.550000000</dc:date>
    <meta:editing-duration>PT13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41" meta:character-count="295" meta:non-whitespace-character-count="255"/>
  </office:meta>
</office:document-meta>
</file>